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73in"/>
    </style:style>
    <style:style style:name="co2" style:family="table-column">
      <style:table-column-properties fo:break-before="auto" style:column-width="2.195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Expense</text:p>
          </table:table-cell>
          <table:table-cell table:style-name="ce1" office:value-type="string">
            <text:p>Unit/Duration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office:value-type="string">
            <text:p>Travel Funds</text:p>
          </table:table-cell>
          <table:table-cell office:value-type="string">
            <text:p>4 site visits for 2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Interviewing</text:p>
          </table:table-cell>
          <table:table-cell office:value-type="string">
            <text:p>$25/hour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string">
            <text:p>Coding</text:p>
          </table:table-cell>
          <table:table-cell office:value-type="string">
            <text:p>$25/hour</text:p>
          </table:table-cell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string">
            <text:p>Website hosting and maintenance</text:p>
          </table:table-cell>
          <table:table-cell office:value-type="string">
            <text:p>5 months at 48/month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</text:p>
          </table:table-cell>
        </table:table-row>
        <table:table-row table:style-name="ro1">
          <table:table-cell table:number-columns-repeated="3"/>
          <table:table-cell office:value-type="float" office:value="5240">
            <text:p>524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06/30/2010</text:date>, <text:time>00:2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my Cross</meta:initial-creator>
    <meta:creation-date>2010-06-30T00:18:39.11</meta:creation-date>
    <dc:date>2010-06-30T00:20:16.05</dc:date>
    <dc:creator>Remy Cross</dc:creator>
    <meta:editing-duration>PT00H01M39S</meta:editing-duration>
    <meta:editing-cycles>1</meta:editing-cycles>
    <meta:document-statistic meta:table-count="3" meta:cell-count="17" meta:object-count="0"/>
    <meta:generator>OpenOffice.org/3.1$Win32 OpenOffice.org_project/310m19$Build-9420</meta:generator>
  </office:meta>
</office:document-meta>
</file>